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leap Daten Ne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i_ang_dir_index</text:p>
          </table:table-cell>
          <table:table-cell/>
        </table:table-row>
        <table:table-row table:style-name="ro1"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_id</text:p>
          </table:table-cell>
          <table:table-cell office:value-type="string" calcext:value-type="string">
            <text:p>tdTomato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0.11827957</text:p>
          </table:table-cell>
          <table:table-cell table:style-name="ce1" office:value-type="string" calcext:value-type="string" table:number-columns-spanned="1" table:number-rows-spanned="11">
            <text:p>Sus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0.222988506</text:p>
          </table:table-cell>
          <table:covered-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0.143929912</text:p>
          </table:table-cell>
          <table:covered-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0.147239264</text:p>
          </table:table-cell>
          <table:covered-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0.088186356</text:p>
          </table:table-cell>
          <table:covered-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0.165591398</text:p>
          </table:table-cell>
          <table:covered-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0.292237443</text:p>
          </table:table-cell>
          <table:covered-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0.14967462</text:p>
          </table:table-cell>
          <table:covered-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0.198412698</text:p>
          </table:table-cell>
          <table:covered-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-0.102362205</text:p>
          </table:table-cell>
          <table:covered-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0.292649098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0.449856734</text:p>
          </table:table-cell>
          <table:table-cell table:style-name="ce1" office:value-type="string" calcext:value-type="string" table:number-columns-spanned="1" table:number-rows-spanned="9">
            <text:p>RES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56097561</text:p>
          </table:table-cell>
          <table:covered-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0.584541063</text:p>
          </table:table-cell>
          <table:covered-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0.691507799</text:p>
          </table:table-cell>
          <table:covered-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0.415652174</text:p>
          </table:table-cell>
          <table:covered-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0.676153091</text:p>
          </table:table-cell>
          <table:covered-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0.484460695</text:p>
          </table:table-cell>
          <table:covered-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0.685756241</text:p>
          </table:table-cell>
          <table:covered-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0.609415867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5-HT1A-Chimera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-0.045070423</text:p>
          </table:table-cell>
          <table:table-cell table:style-name="ce1" office:value-type="string" calcext:value-type="string" table:number-columns-spanned="1" table:number-rows-spanned="4">
            <text:p>SUS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0.260530421</text:p>
          </table:table-cell>
          <table:covered-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0.080985915</text:p>
          </table:table-cell>
          <table:covered-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0.107208872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0.578034682</text:p>
          </table:table-cell>
          <table:table-cell table:style-name="ce1" office:value-type="string" calcext:value-type="string" table:number-columns-spanned="1" table:number-rows-spanned="12">
            <text:p>RE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0.380530973</text:p>
          </table:table-cell>
          <table:covered-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0.508982036</text:p>
          </table:table-cell>
          <table:covered-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0.801122694</text:p>
          </table:table-cell>
          <table:covered-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0.697585769</text:p>
          </table:table-cell>
          <table:covered-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0.345679012</text:p>
          </table:table-cell>
          <table:covered-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0.621338912</text:p>
          </table:table-cell>
          <table:covered-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0.367088608</text:p>
          </table:table-cell>
          <table:covered-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0.343085106</text:p>
          </table:table-cell>
          <table:covered-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0.47523427</text:p>
          </table:table-cell>
          <table:covered-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0.361359571</text:p>
          </table:table-cell>
          <table:covered-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0.510204082</text:p>
          </table:table-cell>
          <table:covered-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0.057953144</text:p>
          </table:table-cell>
          <table:table-cell office:value-type="string" calcext:value-type="string">
            <text:p>Naiv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0.562015504</text:p>
          </table:table-cell>
          <table:table-cell office:value-type="string" calcext:value-type="string">
            <text:p>Naiv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0.679867987</text:p>
          </table:table-cell>
          <table:table-cell office:value-type="string" calcext:value-type="string">
            <text:p>Naiv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0.501628664</text:p>
          </table:table-cell>
          <table:table-cell office:value-type="string" calcext:value-type="string">
            <text:p>Naiv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0.441696113</text:p>
          </table:table-cell>
          <table:table-cell office:value-type="string" calcext:value-type="string">
            <text:p>Naiv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0.349693252</text:p>
          </table:table-cell>
          <table:table-cell office:value-type="string" calcext:value-type="string">
            <text:p>Naiv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0.461047254</text:p>
          </table:table-cell>
          <table:table-cell office:value-type="string" calcext:value-type="string">
            <text:p>Nai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7:12:58.942000000</dc:date>
    <meta:editing-duration>PT1H3M27S</meta:editing-duration>
    <meta:editing-cycles>1</meta:editing-cycles>
    <meta:document-statistic meta:table-count="1" meta:cell-count="102" meta:object-count="0"/>
    <meta:generator>LibreOffice/7.1.4.2$Windows_X86_64 LibreOffice_project/a529a4fab45b75fefc5b6226684193eb000654f6</meta:generator>
  </office:meta>
</office:document-meta>
</file>